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28pt" fo:font-weight="normal" officeooo:rsid="00131821" officeooo:paragraph-rsid="00131821" style:font-size-asian="24.5pt" style:font-weight-asian="normal" style:font-size-complex="28pt" style:font-weight-complex="normal"/>
    </style:style>
    <style:style style:name="P2" style:family="paragraph" style:parent-style-name="Standard">
      <style:paragraph-properties fo:text-align="justify" style:justify-single-word="false"/>
      <style:text-properties fo:font-size="28pt" fo:font-weight="normal" officeooo:rsid="00142354" officeooo:paragraph-rsid="00142354" style:font-size-asian="24.5pt" style:font-weight-asian="normal" style:font-size-complex="28pt" style:font-weight-complex="normal"/>
    </style:style>
    <style:style style:name="P3" style:family="paragraph" style:parent-style-name="Standard">
      <style:paragraph-properties fo:text-align="justify" style:justify-single-word="false"/>
      <style:text-properties fo:font-size="28pt" fo:font-weight="normal" officeooo:rsid="001446af" officeooo:paragraph-rsid="001446af" style:font-size-asian="24.5pt" style:font-weight-asian="normal" style:font-size-complex="28pt" style:font-weight-complex="normal"/>
    </style:style>
    <style:style style:name="P4" style:family="paragraph" style:parent-style-name="Standard">
      <style:paragraph-properties fo:text-align="justify" style:justify-single-word="false"/>
      <style:text-properties fo:font-size="28pt" fo:font-weight="normal" officeooo:rsid="00149b7e" officeooo:paragraph-rsid="00149b7e" style:font-size-asian="24.5pt" style:font-weight-asian="normal" style:font-size-complex="28pt" style:font-weight-complex="normal"/>
    </style:style>
    <style:style style:name="P5" style:family="paragraph" style:parent-style-name="Standard">
      <style:paragraph-properties fo:text-align="justify" style:justify-single-word="false"/>
      <style:text-properties fo:font-size="28pt" fo:font-weight="normal" officeooo:rsid="0015b1bb" officeooo:paragraph-rsid="0015b1bb" style:font-size-asian="24.5pt" style:font-weight-asian="normal" style:font-size-complex="28pt" style:font-weight-complex="normal"/>
    </style:style>
    <style:style style:name="P6" style:family="paragraph" style:parent-style-name="Standard">
      <style:paragraph-properties fo:text-align="justify" style:justify-single-word="false"/>
      <style:text-properties fo:font-size="28pt" fo:font-weight="bold" officeooo:rsid="00131821" officeooo:paragraph-rsid="00131821" style:font-size-asian="24.5pt" style:font-weight-asian="bold" style:font-size-complex="28pt" style:font-weight-complex="bold"/>
    </style:style>
    <style:style style:name="P7" style:family="paragraph" style:parent-style-name="Standard">
      <style:paragraph-properties fo:text-align="center" style:justify-single-word="false"/>
      <style:text-properties fo:font-size="44pt" fo:font-weight="bold" officeooo:rsid="0006d114" officeooo:paragraph-rsid="00131821" style:font-size-asian="38.5pt" style:font-weight-asian="bold" style:font-size-complex="44pt" style:font-weight-complex="bold"/>
    </style:style>
    <style:style style:name="P8" style:family="paragraph" style:parent-style-name="Standard">
      <style:paragraph-properties fo:text-align="center" style:justify-single-word="false"/>
      <style:text-properties fo:font-size="44pt" fo:font-weight="bold" officeooo:rsid="00131821" officeooo:paragraph-rsid="00131821" style:font-size-asian="38.5pt" style:font-weight-asian="bold" style:font-size-complex="44pt" style:font-weight-complex="bold"/>
    </style:style>
    <style:style style:name="T1" style:family="text">
      <style:text-properties officeooo:rsid="00131821"/>
    </style:style>
    <style:style style:name="T2" style:family="text">
      <style:text-properties officeooo:rsid="0015b1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text:span text:style-name="T1">ELINUX</text:span></text:p>
      <text:p text:style-name="P8">&amp;</text:p>
      <text:p text:style-name="P8">FIREWALL</text:p>
      <text:p text:style-name="P8"/>
      <text:p text:style-name="P1">Selinux is stands for security enhanced linux.</text:p>
      <text:p text:style-name="P1"/>
      <text:p text:style-name="P1">There are some problems in discretionary access control (DAC) is that you cant control everything that a user does. File permission and ACL cant save you from everything .because the process that they are using that can change the file permission too and that can give them elevated privileges . So if the software is compromised it can be used to gain access .for example if someone compromise the ssh process it might harm other system</text:p>
      <text:p text:style-name="P1"/>
      <text:p text:style-name="P1"><text:soft-page-break/>Selinux is is designed by the NSA in amarica</text:p>
      <text:p text:style-name="P1"/>
      <text:p text:style-name="P1">so they with the DAC(discretionary access controll) they add another thing call MAC(mandatory access controll)</text:p>
      <text:p text:style-name="P1"/>
      <text:p text:style-name="P1">its built in the linux kernel in 2.6 it is used in redhat centos and also the debian version now</text:p>
      <text:p text:style-name="P1"/>
      <text:p text:style-name="P1"/>
      <text:p text:style-name="P6">Selinux Breakdown:</text:p>
      <text:p text:style-name="P1"/>
      <text:p text:style-name="P2">1) selinux is deny by defaut.So by default it will not give access unless it is changed</text:p>
      <text:p text:style-name="P2"/>
      <text:p text:style-name="P2">2)SElinux log everyting.every change every allow and who has do what</text:p>
      <text:p text:style-name="P2"/>
      <text:p text:style-name="P2">3) it allow exceptions one at a time</text:p>
      <text:p text:style-name="P1"/>
      <text:p text:style-name="P2"><text:soft-page-break/>SELINUX modes:</text:p>
      <text:p text:style-name="P2"/>
      <text:p text:style-name="P2">1) Enforcing : that actually applies the MAC policy in the system</text:p>
      <text:p text:style-name="P2"/>
      <text:p text:style-name="P2">2) Permissive : Selinux is enabled but does not enforce. But the logging can continue,its good for troubleshooting</text:p>
      <text:p text:style-name="P2"/>
      <text:p text:style-name="P2">3) Disabled : Selinux is disabled.never use this</text:p>
      <text:p text:style-name="P2"/>
      <text:p text:style-name="P2"/>
      <text:p text:style-name="P2">There are four different types of enforcement</text:p>
      <text:p text:style-name="P2"/>
      <text:p text:style-name="P2">1) Type enforcement: Primary control that use the targeted policy</text:p>
      <text:p text:style-name="P2"/>
      <text:p text:style-name="P2">2) Roll based access control : Enforcement based on the users role</text:p>
      <text:p text:style-name="P2"/>
      <text:p text:style-name="P2"><text:soft-page-break/>3) Multi-level Security</text:p>
      <text:p text:style-name="P2">4) Multi Targeted security</text:p>
      <text:p text:style-name="P2"/>
      <text:p text:style-name="P2">Benefits:</text:p>
      <text:p text:style-name="P2"/>
      <text:p text:style-name="P2">1) policies are separated then the Selinux</text:p>
      <text:p text:style-name="P2">2) great logging</text:p>
      <text:p text:style-name="P2">3) great controll over system like files ,network,process and execution</text:p>
      <text:p text:style-name="P2"/>
      <text:p text:style-name="P2"/>
      <text:p text:style-name="P3">problem:</text:p>
      <text:p text:style-name="P3">1) it takes time to implement</text:p>
      <text:p text:style-name="P3">2) Selinux takes time to perform</text:p>
      <text:p text:style-name="P3">3) everything is logged so its hard to find the main problem</text:p>
      <text:p text:style-name="P3"/>
      <text:p text:style-name="P3">users:</text:p>
      <text:p text:style-name="P3"><text:tab/>1) Web servers</text:p>
      <text:p text:style-name="P3"><text:tab/>2) File server</text:p>
      <text:p text:style-name="P3"><text:tab/></text:p>
      <text:p text:style-name="P3"><text:soft-page-break/>its <text:s/>a very powerfull tools.but it is very complex</text:p>
      <text:p text:style-name="P3"/>
      <text:p text:style-name="P3"/>
      <text:p text:style-name="P4">how linux may be compromised??</text:p>
      <text:p text:style-name="P4"/>
      <text:p text:style-name="P4">→ software vulnerabilities</text:p>
      <text:p text:style-name="P4">→ configuration error</text:p>
      <text:p text:style-name="P4">→ <text:s/>Social engineering</text:p>
      <text:p text:style-name="P4">→ Rootkits,Viruses,Trojans</text:p>
      <text:p text:style-name="P3"/>
      <text:p text:style-name="P4">Software vulnerabilities:</text:p>
      <text:p text:style-name="P4">1) buffer overflow is the number 1 of vulnerabilities. this is exploits in memory leak</text:p>
      <text:p text:style-name="P4"/>
      <text:p text:style-name="P4">2) Software may not be patched .if you compile linux code and install you cant patch the software .thats why it is necessary to use the package manager</text:p>
      <text:p text:style-name="P4"/>
      <text:p text:style-name="P4"/>
      <text:p text:style-name="P4"><text:soft-page-break/>configuration error:</text:p>
      <text:p text:style-name="P4">1) we can configure the server with wrong is permission and suppose not disable port and <text:span text:style-name="T2">dont configure firewall It can be <text:s/>a problem</text:span></text:p>
      <text:p text:style-name="P4"/>
      <text:p text:style-name="P5">Social engineering: users are the weakest part of the system. If the user leaks the password the attacker can get into the system</text:p>
      <text:p text:style-name="P5">user can accidentally delete necessary file</text:p>
      <text:p text:style-name="P5"/>
      <text:p text:style-name="P5">1)chrootkit</text:p>
      <text:p text:style-name="P5">2) RK hunter</text:p>
      <text:p text:style-name="P5">3) ClamAV</text:p>
      <text:p text:style-name="P5"/>
      <text:p text:style-name="P5">are the tools for mitigating the rotkit in linux <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30T21:56:03.215026117</meta:creation-date>
    <dc:date>2019-11-30T22:34:26.697742128</dc:date>
    <meta:editing-duration>PT6M51S</meta:editing-duration>
    <meta:editing-cycles>2</meta:editing-cycles>
    <meta:generator>LibreOffice/6.3.3.2$Linux_X86_64 LibreOffice_project/a64200df03143b798afd1ec74a12ab50359878ed</meta:generator>
    <meta:document-statistic meta:table-count="0" meta:image-count="0" meta:object-count="0" meta:page-count="6" meta:paragraph-count="50" meta:word-count="437" meta:character-count="2571" meta:non-whitespace-character-count="2175"/>
  </office:meta>
</office:document-meta>
</file>